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HYPERPARAMETER SEARCH 1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orker</text:p>
          </table:table-cell>
          <table:table-cell table:style-name="ce1" office:value-type="string" calcext:value-type="string">
            <text:p>Val Log Loss</text:p>
          </table:table-cell>
          <table:table-cell table:style-name="ce1" office:value-type="string" calcext:value-type="string">
            <text:p>Best IOU</text:p>
          </table:table-cell>
          <table:table-cell table:style-name="ce1" office:value-type="string" calcext:value-type="string">
            <text:p>Best Threshold</text:p>
          </table:table-cell>
          <table:table-cell table:style-name="ce1" office:value-type="string" calcext:value-type="string">
            <text:p>Threshold selec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0.00000401858032309636" calcext:value-type="float">
            <text:p>4.02E-006</text:p>
          </table:table-cell>
          <table:table-cell office:value-type="float" office:value="19.8148065443621" calcext:value-type="float">
            <text:p>1.98E+001</text:p>
          </table:table-cell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0119358138232734" calcext:value-type="float">
            <text:p>1.19E-005</text:p>
          </table:table-cell>
          <table:table-cell office:value-type="float" office:value="41.9523538553435" calcext:value-type="float">
            <text:p>4.20E+001</text:p>
          </table:table-cell>
          <table:table-cell office:value-type="string" calcext:value-type="string">
            <text:p>run2</text:p>
          </table:table-cell>
          <table:table-cell office:value-type="float" office:value="2" calcext:value-type="float">
            <text:p>2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0179392416489465" calcext:value-type="float">
            <text:p>1.79E-005</text:p>
          </table:table-cell>
          <table:table-cell office:value-type="float" office:value="1.13176203046361" calcext:value-type="float">
            <text:p>1.13E+000</text:p>
          </table:table-cell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3277" calcext:value-type="float">
            <text:p>0.03277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0190907422969486" calcext:value-type="float">
            <text:p>1.91E-005</text:p>
          </table:table-cell>
          <table:table-cell office:value-type="float" office:value="20.109230821923" calcext:value-type="float">
            <text:p>2.01E+001</text:p>
          </table:table-cell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026397912198931" calcext:value-type="float">
            <text:p>2.64E-005</text:p>
          </table:table-cell>
          <table:table-cell office:value-type="float" office:value="0.0342846451308202" calcext:value-type="float">
            <text:p>3.43E-002</text:p>
          </table:table-cell>
          <table:table-cell office:value-type="string" calcext:value-type="string">
            <text:p>run5</text:p>
          </table:table-cell>
          <table:table-cell office:value-type="float" office:value="5" calcext:value-type="float">
            <text:p>5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0385045809095347" calcext:value-type="float">
            <text:p>3.85E-005</text:p>
          </table:table-cell>
          <table:table-cell office:value-type="float" office:value="0.003815984082409" calcext:value-type="float">
            <text:p>3.82E-003</text:p>
          </table:table-cell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09626" calcext:value-type="float">
            <text:p>0.0962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038566307369656" calcext:value-type="float">
            <text:p>3.86E-005</text:p>
          </table:table-cell>
          <table:table-cell office:value-type="float" office:value="1.04676418044599" calcext:value-type="float">
            <text:p>1.05E+000</text:p>
          </table:table-cell>
          <table:table-cell office:value-type="string" calcext:value-type="string">
            <text:p>run7</text:p>
          </table:table-cell>
          <table:table-cell office:value-type="float" office:value="7" calcext:value-type="float">
            <text:p>7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105216417178866" calcext:value-type="float">
            <text:p>1.05E-004</text:p>
          </table:table-cell>
          <table:table-cell office:value-type="float" office:value="2.21182387803038" calcext:value-type="float">
            <text:p>2.21E+000</text:p>
          </table:table-cell>
          <table:table-cell office:value-type="string" calcext:value-type="string">
            <text:p>run8</text:p>
          </table:table-cell>
          <table:table-cell office:value-type="float" office:value="8" calcext:value-type="float">
            <text:p>8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148177674561573" calcext:value-type="float">
            <text:p>1.48E-004</text:p>
          </table:table-cell>
          <table:table-cell office:value-type="float" office:value="0.127485643480525" calcext:value-type="float">
            <text:p>1.27E-001</text:p>
          </table:table-cell>
          <table:table-cell office:value-type="string" calcext:value-type="string">
            <text:p>run9</text:p>
          </table:table-cell>
          <table:table-cell office:value-type="float" office:value="9" calcext:value-type="float">
            <text:p>9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3533" calcext:value-type="float">
            <text:p>0.0353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0435545693917001" calcext:value-type="float">
            <text:p>4.36E-004</text:p>
          </table:table-cell>
          <table:table-cell office:value-type="float" office:value="114.536998751119" calcext:value-type="float">
            <text:p>1.15E+002</text:p>
          </table:table-cell>
          <table:table-cell office:value-type="string" calcext:value-type="string">
            <text:p>run10</text:p>
          </table:table-cell>
          <table:table-cell office:value-type="float" office:value="10" calcext:value-type="float">
            <text:p>10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048538512489507" calcext:value-type="float">
            <text:p>4.85E-004</text:p>
          </table:table-cell>
          <table:table-cell office:value-type="float" office:value="0.00349680934648399" calcext:value-type="float">
            <text:p>3.50E-003</text:p>
          </table:table-cell>
          <table:table-cell office:value-type="string" calcext:value-type="string">
            <text:p>run11</text:p>
          </table:table-cell>
          <table:table-cell office:value-type="float" office:value="11" calcext:value-type="float">
            <text:p>11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115245369567716" calcext:value-type="float">
            <text:p>1.15E-003</text:p>
          </table:table-cell>
          <table:table-cell office:value-type="float" office:value="0.0407721285113296" calcext:value-type="float">
            <text:p>4.08E-002</text:p>
          </table:table-cell>
          <table:table-cell office:value-type="string" calcext:value-type="string">
            <text:p>run12</text:p>
          </table:table-cell>
          <table:table-cell office:value-type="float" office:value="12" calcext:value-type="float">
            <text:p>12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3673" calcext:value-type="float">
            <text:p>0.0367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nly one</text:p>
          </table:table-cell>
          <table:table-cell/>
        </table:table-row>
        <table:table-row table:style-name="ro1">
          <table:table-cell office:value-type="float" office:value="0.00196166958565778" calcext:value-type="float">
            <text:p>1.96E-003</text:p>
          </table:table-cell>
          <table:table-cell office:value-type="float" office:value="654.557000601105" calcext:value-type="float">
            <text:p>6.55E+002</text:p>
          </table:table-cell>
          <table:table-cell office:value-type="string" calcext:value-type="string">
            <text:p>run13</text:p>
          </table:table-cell>
          <table:table-cell office:value-type="float" office:value="13" calcext:value-type="float">
            <text:p>13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208625677297505" calcext:value-type="float">
            <text:p>2.09E-003</text:p>
          </table:table-cell>
          <table:table-cell office:value-type="float" office:value="0.18852187448211" calcext:value-type="float">
            <text:p>1.89E-001</text:p>
          </table:table-cell>
          <table:table-cell office:value-type="string" calcext:value-type="string">
            <text:p>run14</text:p>
          </table:table-cell>
          <table:table-cell office:value-type="float" office:value="14" calcext:value-type="float">
            <text:p>14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0406339723443987" calcext:value-type="float">
            <text:p>4.06E-003</text:p>
          </table:table-cell>
          <table:table-cell office:value-type="float" office:value="172.280303410619" calcext:value-type="float">
            <text:p>1.72E+002</text:p>
          </table:table-cell>
          <table:table-cell office:value-type="string" calcext:value-type="string">
            <text:p>run15</text:p>
          </table:table-cell>
          <table:table-cell office:value-type="float" office:value="15" calcext:value-type="float">
            <text:p>15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160210226405506" calcext:value-type="float">
            <text:p>1.60E-002</text:p>
          </table:table-cell>
          <table:table-cell office:value-type="float" office:value="672.610866152973" calcext:value-type="float">
            <text:p>6.73E+002</text:p>
          </table:table-cell>
          <table:table-cell office:value-type="string" calcext:value-type="string">
            <text:p>run16</text:p>
          </table:table-cell>
          <table:table-cell office:value-type="float" office:value="1" calcext:value-type="float">
            <text:p>1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16660915322018" calcext:value-type="float">
            <text:p>1.67E-002</text:p>
          </table:table-cell>
          <table:table-cell office:value-type="float" office:value="0.00534800269057661" calcext:value-type="float">
            <text:p>5.35E-003</text:p>
          </table:table-cell>
          <table:table-cell office:value-type="string" calcext:value-type="string">
            <text:p>run1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0000000000" calcext:value-type="float">
            <text:p>2.00E+010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18650034994404" calcext:value-type="float">
            <text:p>1.87E-002</text:p>
          </table:table-cell>
          <table:table-cell office:value-type="float" office:value="0.0135922640948401" calcext:value-type="float">
            <text:p>1.36E-002</text:p>
          </table:table-cell>
          <table:table-cell office:value-type="string" calcext:value-type="string">
            <text:p>run1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7000000" calcext:value-type="float">
            <text:p>2.70E+007</text:p>
          </table:table-cell>
          <table:table-cell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319706958722551" calcext:value-type="float">
            <text:p>3.20E-002</text:p>
          </table:table-cell>
          <table:table-cell office:value-type="float" office:value="24.3237350489964" calcext:value-type="float">
            <text:p>2.43E+001</text:p>
          </table:table-cell>
          <table:table-cell office:value-type="string" calcext:value-type="string">
            <text:p>run19</text:p>
          </table:table-cell>
          <table:table-cell office:value-type="float" office:value="4" calcext:value-type="float">
            <text:p>4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360289660823857" calcext:value-type="float">
            <text:p>3.60E-002</text:p>
          </table:table-cell>
          <table:table-cell office:value-type="float" office:value="30.065592432435" calcext:value-type="float">
            <text:p>3.01E+001</text:p>
          </table:table-cell>
          <table:table-cell office:value-type="string" calcext:value-type="string">
            <text:p>run20</text:p>
          </table:table-cell>
          <table:table-cell office:value-type="float" office:value="5" calcext:value-type="float">
            <text:p>5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0403046300955655" calcext:value-type="float">
            <text:p>4.03E-002</text:p>
          </table:table-cell>
          <table:table-cell office:value-type="float" office:value="13.9224313158425" calcext:value-type="float">
            <text:p>1.39E+001</text:p>
          </table:table-cell>
          <table:table-cell office:value-type="string" calcext:value-type="string">
            <text:p>run2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71E+015" calcext:value-type="float">
            <text:p>1.71E+015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416438856969318" calcext:value-type="float">
            <text:p>4.16E-002</text:p>
          </table:table-cell>
          <table:table-cell office:value-type="float" office:value="0.441615630387425" calcext:value-type="float">
            <text:p>4.42E-001</text:p>
          </table:table-cell>
          <table:table-cell office:value-type="string" calcext:value-type="string">
            <text:p>run2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01000000000" calcext:value-type="float">
            <text:p>2.01E+01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float" office:value="0.0477143127548959" calcext:value-type="float">
            <text:p>4.77E-002</text:p>
          </table:table-cell>
          <table:table-cell office:value-type="float" office:value="362.340173120484" calcext:value-type="float">
            <text:p>3.62E+002</text:p>
          </table:table-cell>
          <table:table-cell office:value-type="string" calcext:value-type="string">
            <text:p>run23</text:p>
          </table:table-cell>
          <table:table-cell office:value-type="float" office:value="8" calcext:value-type="float">
            <text:p>8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igher</text:p>
          </table:table-cell>
          <table:table-cell/>
        </table:table-row>
        <table:table-row table:style-name="ro1">
          <table:table-cell office:value-type="float" office:value="0.118196472380363" calcext:value-type="float">
            <text:p>1.18E-001</text:p>
          </table:table-cell>
          <table:table-cell office:value-type="float" office:value="0.158705081874316" calcext:value-type="float">
            <text:p>1.59E-001</text:p>
          </table:table-cell>
          <table:table-cell office:value-type="string" calcext:value-type="string">
            <text:p>run2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.37E+017" calcext:value-type="float">
            <text:p>4.37E+017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166692376976655" calcext:value-type="float">
            <text:p>1.67E-001</text:p>
          </table:table-cell>
          <table:table-cell office:value-type="float" office:value="236.980250861124" calcext:value-type="float">
            <text:p>2.37E+002</text:p>
          </table:table-cell>
          <table:table-cell office:value-type="string" calcext:value-type="string">
            <text:p>run2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.42E+018" calcext:value-type="float">
            <text:p>1.42E+01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195167576000051" calcext:value-type="float">
            <text:p>1.95E-001</text:p>
          </table:table-cell>
          <table:table-cell office:value-type="float" office:value="0.316073030698462" calcext:value-type="float">
            <text:p>3.16E-001</text:p>
          </table:table-cell>
          <table:table-cell office:value-type="string" calcext:value-type="string">
            <text:p>run26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01000000000" calcext:value-type="float">
            <text:p>2.01E+011</text:p>
          </table:table-cell>
          <table:table-cell office:value-type="float" office:value="0.0168" calcext:value-type="float">
            <text:p>0.0168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20916180975068" calcext:value-type="float">
            <text:p>2.09E-001</text:p>
          </table:table-cell>
          <table:table-cell office:value-type="float" office:value="9.63696692139679" calcext:value-type="float">
            <text:p>9.64E+000</text:p>
          </table:table-cell>
          <table:table-cell office:value-type="string" calcext:value-type="string">
            <text:p>run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234207591842348" calcext:value-type="float">
            <text:p>2.34E-001</text:p>
          </table:table-cell>
          <table:table-cell office:value-type="float" office:value="0.225266479037908" calcext:value-type="float">
            <text:p>2.25E-001</text:p>
          </table:table-cell>
          <table:table-cell office:value-type="string" calcext:value-type="string">
            <text:p>run28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282505929083114" calcext:value-type="float">
            <text:p>2.83E-001</text:p>
          </table:table-cell>
          <table:table-cell office:value-type="float" office:value="37.3747733037578" calcext:value-type="float">
            <text:p>3.74E+001</text:p>
          </table:table-cell>
          <table:table-cell office:value-type="string" calcext:value-type="string">
            <text:p>run29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>
          <table:table-cell office:value-type="float" office:value="0.58494141274888" calcext:value-type="float">
            <text:p>5.85E-001</text:p>
          </table:table-cell>
          <table:table-cell office:value-type="float" office:value="181.737298056476" calcext:value-type="float">
            <text:p>1.82E+002</text:p>
          </table:table-cell>
          <table:table-cell office:value-type="string" calcext:value-type="string">
            <text:p>run3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DIVERGED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Initial range</text:p>
          </table:table-cell>
          <table:table-cell table:style-name="Default"/>
          <table:table-cell/>
          <table:table-cell office:value-type="string" calcext:value-type="string">
            <text:p>Note: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lpha:</text:p>
          </table:table-cell>
          <table:table-cell table:style-name="Default" office:value-type="string" calcext:value-type="string">
            <text:p>10 .^ unifrnd(-6,0,30,1)</text:p>
          </table:table-cell>
          <table:table-cell table:style-name="Default"/>
          <table:table-cell/>
          <table:table-cell office:value-type="string" calcext:value-type="string">
            <text:p>IOU 0.01514 is the product of predicting the entire image as 1 (low threshold)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10 .^ unifrnd(-3, 3, 30, 1)</text:p>
          </table:table-cell>
          <table:table-cell table:style-name="Default"/>
          <table:table-cell/>
          <table:table-cell office:value-type="string" calcext:value-type="string">
            <text:p>IOU 0.0 is the product of predicting the entire image as 0 (high threshold)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HYPERPARAMETER SEARCH 2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orker</text:p>
          </table:table-cell>
          <table:table-cell table:style-name="ce1" office:value-type="string" calcext:value-type="string">
            <text:p>Val Log Loss</text:p>
          </table:table-cell>
          <table:table-cell table:style-name="ce1" office:value-type="string" calcext:value-type="string">
            <text:p>Best IOU</text:p>
          </table:table-cell>
          <table:table-cell table:style-name="ce1" office:value-type="string" calcext:value-type="string">
            <text:p>Best Threshold</text:p>
          </table:table-cell>
          <table:table-cell table:style-name="ce1" office:value-type="string" calcext:value-type="string">
            <text:p>Threshold selec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0.00000103832710303222" calcext:value-type="float">
            <text:p>1.04E-006</text:p>
          </table:table-cell>
          <table:table-cell office:value-type="float" office:value="0.00300829771122991" calcext:value-type="float">
            <text:p>3.01E-003</text:p>
          </table:table-cell>
          <table:table-cell office:value-type="string" calcext:value-type="string">
            <text:p>run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00000110610306438123" calcext:value-type="float">
            <text:p>1.11E-006</text:p>
          </table:table-cell>
          <table:table-cell office:value-type="float" office:value="0.000338909715960258" calcext:value-type="float">
            <text:p>3.39E-004</text:p>
          </table:table-cell>
          <table:table-cell office:value-type="string" calcext:value-type="string">
            <text:p>run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.0000014231564382078" calcext:value-type="float">
            <text:p>1.42E-006</text:p>
          </table:table-cell>
          <table:table-cell office:value-type="float" office:value="0.00214765374049253" calcext:value-type="float">
            <text:p>2.15E-003</text:p>
          </table:table-cell>
          <table:table-cell office:value-type="string" calcext:value-type="string">
            <text:p>run3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00000154208600071874" calcext:value-type="float">
            <text:p>1.54E-006</text:p>
          </table:table-cell>
          <table:table-cell office:value-type="float" office:value="0.00217747613620058" calcext:value-type="float">
            <text:p>2.18E-003</text:p>
          </table:table-cell>
          <table:table-cell office:value-type="string" calcext:value-type="string">
            <text:p>run3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.00000182479140350789" calcext:value-type="float">
            <text:p>1.82E-006</text:p>
          </table:table-cell>
          <table:table-cell office:value-type="float" office:value="0.0377388545111771" calcext:value-type="float">
            <text:p>3.77E-002</text:p>
          </table:table-cell>
          <table:table-cell office:value-type="string" calcext:value-type="string">
            <text:p>run3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.00000214933836088716" calcext:value-type="float">
            <text:p>2.15E-006</text:p>
          </table:table-cell>
          <table:table-cell office:value-type="float" office:value="0.0127298747056998" calcext:value-type="float">
            <text:p>1.27E-002</text:p>
          </table:table-cell>
          <table:table-cell office:value-type="string" calcext:value-type="string">
            <text:p>run3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0.00000222305235306986" calcext:value-type="float">
            <text:p>2.22E-006</text:p>
          </table:table-cell>
          <table:table-cell office:value-type="float" office:value="0.000542096462785538" calcext:value-type="float">
            <text:p>5.42E-004</text:p>
          </table:table-cell>
          <table:table-cell office:value-type="string" calcext:value-type="string">
            <text:p>run3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.00000314614768104022" calcext:value-type="float">
            <text:p>3.15E-006</text:p>
          </table:table-cell>
          <table:table-cell office:value-type="float" office:value="0.000431893750100302" calcext:value-type="float">
            <text:p>4.32E-004</text:p>
          </table:table-cell>
          <table:table-cell office:value-type="string" calcext:value-type="string">
            <text:p>run3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0.00000357454702108591" calcext:value-type="float">
            <text:p>3.57E-006</text:p>
          </table:table-cell>
          <table:table-cell office:value-type="float" office:value="0.0388487377964991" calcext:value-type="float">
            <text:p>3.88E-002</text:p>
          </table:table-cell>
          <table:table-cell office:value-type="string" calcext:value-type="string">
            <text:p>run3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.00000723258635944392" calcext:value-type="float">
            <text:p>7.23E-006</text:p>
          </table:table-cell>
          <table:table-cell office:value-type="float" office:value="0.00500777479484594" calcext:value-type="float">
            <text:p>5.01E-003</text:p>
          </table:table-cell>
          <table:table-cell office:value-type="string" calcext:value-type="string">
            <text:p>run4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.0000103198644329961" calcext:value-type="float">
            <text:p>1.03E-005</text:p>
          </table:table-cell>
          <table:table-cell office:value-type="float" office:value="0.0000740077844834827" calcext:value-type="float">
            <text:p>7.40E-005</text:p>
          </table:table-cell>
          <table:table-cell office:value-type="string" calcext:value-type="string">
            <text:p>run4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0.000012500112144408" calcext:value-type="float">
            <text:p>1.25E-005</text:p>
          </table:table-cell>
          <table:table-cell office:value-type="float" office:value="0.0000181927676909693" calcext:value-type="float">
            <text:p>1.82E-005</text:p>
          </table:table-cell>
          <table:table-cell office:value-type="string" calcext:value-type="string">
            <text:p>run4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0.0000195353806753189" calcext:value-type="float">
            <text:p>1.95E-005</text:p>
          </table:table-cell>
          <table:table-cell office:value-type="float" office:value="0.0329270563182907" calcext:value-type="float">
            <text:p>3.29E-002</text:p>
          </table:table-cell>
          <table:table-cell office:value-type="string" calcext:value-type="string">
            <text:p>run43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0.0000574635755817239" calcext:value-type="float">
            <text:p>5.75E-005</text:p>
          </table:table-cell>
          <table:table-cell office:value-type="float" office:value="0.00443696160874432" calcext:value-type="float">
            <text:p>4.44E-003</text:p>
          </table:table-cell>
          <table:table-cell office:value-type="string" calcext:value-type="string">
            <text:p>run4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0.0000701978251545733" calcext:value-type="float">
            <text:p>7.02E-005</text:p>
          </table:table-cell>
          <table:table-cell office:value-type="float" office:value="0.0000116151961891159" calcext:value-type="float">
            <text:p>1.16E-005</text:p>
          </table:table-cell>
          <table:table-cell office:value-type="string" calcext:value-type="string">
            <text:p>run45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Initial range</text:p>
          </table:table-cell>
          <table:table-cell table:style-name="Default"/>
          <table:table-cell/>
          <table:table-cell office:value-type="string" calcext:value-type="string">
            <text:p>Note: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lpha:</text:p>
          </table:table-cell>
          <table:table-cell table:style-name="Default" office:value-type="string" calcext:value-type="string">
            <text:p>10 .^ unifrnd(-6,-4,15,1)</text:p>
          </table:table-cell>
          <table:table-cell table:style-name="Default"/>
          <table:table-cell/>
          <table:table-cell office:value-type="string" calcext:value-type="string">
            <text:p>IOU 0.01514 is the product of predicting the entire image as 1 (low threshold)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10 .^ unifrnd(-5, -1, 15, 1)</text:p>
          </table:table-cell>
          <table:table-cell table:style-name="Default"/>
          <table:table-cell/>
          <table:table-cell office:value-type="string" calcext:value-type="string">
            <text:p>IOU 0.0 is the product of predicting the entire image as 0 (high threshold)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42:Sheet1.AMJ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2:02:26.493259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3:47:31.192277383</meta:creation-date>
    <dc:date>2016-04-29T00:41:51.722672539</dc:date>
    <meta:editing-duration>P2DT8H56M57S</meta:editing-duration>
    <meta:editing-cycles>11</meta:editing-cycles>
    <meta:generator>LibreOffice/4.2.8.2$Linux_X86_64 LibreOffice_project/420m0$Build-2</meta:generator>
    <meta:document-statistic meta:table-count="1" meta:cell-count="326" meta:object-count="0"/>
  </office:meta>
</office:document-meta>
</file>